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68.74mm" svg:y="8.75mm">
            <draw:object draw:notify-on-update-of-ranges="Sheet1.A6:Sheet1.A6 Sheet1.A7:Sheet1.A13 Sheet1.B6:Sheet1.B6 Sheet1.B7:Sheet1.B13 Sheet1.A6:Sheet1.A6 Sheet1.A7:Sheet1.A13 Sheet1.C6:Sheet1.C6 Sheet1.C7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Parallel test case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omain [0, 1.0]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ime step 2.0e-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 element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oly order</text:p>
          </table:table-cell>
          <table:table-cell table:style-name="Default" office:value-type="string" calcext:value-type="string">
            <text:p>L2 norm(1)</text:p>
          </table:table-cell>
          <table:table-cell table:style-name="Default" office:value-type="string" calcext:value-type="string">
            <text:p>L2 norm(2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0088986958982" calcext:value-type="float">
            <text:p>1.01E-02</text:p>
          </table:table-cell>
          <table:table-cell office:value-type="float" office:value="0.00767962353069325" calcext:value-type="float">
            <text:p>7.68E-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95925616517253" calcext:value-type="float">
            <text:p>1.96E-03</text:p>
          </table:table-cell>
          <table:table-cell office:value-type="float" office:value="0.00160815693157483" calcext:value-type="float">
            <text:p>1.61E-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312567678064418" calcext:value-type="float">
            <text:p>3.13E-04</text:p>
          </table:table-cell>
          <table:table-cell office:value-type="float" office:value="0.000245271123021585" calcext:value-type="float">
            <text:p>2.45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167697842187455" calcext:value-type="float">
            <text:p>1.68E-05</text:p>
          </table:table-cell>
          <table:table-cell office:value-type="float" office:value="0.0000161652616257522" calcext:value-type="float">
            <text:p>1.62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0823860429526395" calcext:value-type="float">
            <text:p>8.24E-07</text:p>
          </table:table-cell>
          <table:table-cell office:value-type="float" office:value="0.000000975995387783204" calcext:value-type="float">
            <text:p>9.76E-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00252957353377086" calcext:value-type="float">
            <text:p>2.53E-08</text:p>
          </table:table-cell>
          <table:table-cell office:value-type="float" office:value="0.0000000492329469943786" calcext:value-type="float">
            <text:p>4.92E-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00824825909066684" calcext:value-type="float">
            <text:p>8.25E-09</text:p>
          </table:table-cell>
          <table:table-cell office:value-type="float" office:value="0.00000000650617268858055" calcext:value-type="float">
            <text:p>6.51E-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09:32:41.984378885</meta:creation-date>
    <dc:date>2019-11-13T09:53:55.750214295</dc:date>
    <meta:editing-duration>PT21M6S</meta:editing-duration>
    <meta:editing-cycles>14</meta:editing-cycles>
    <meta:generator>LibreOffice/6.0.7.3$Linux_X86_64 LibreOffice_project/00m0$Build-3</meta:generator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04cm" svg:y="0.316cm" chart:style-name="ch2">
          <text:p>Error performance</text:p>
        </chart:title>
        <chart:subtitle svg:x="3.987cm" svg:y="1.275cm" chart:style-name="ch3">
          <text:p>Domain [0, 1.0], Time step: 2.0e-4, 4 elements</text:p>
        </chart:subtitle>
        <chart:legend chart:legend-position="end" svg:x="13.016cm" svg:y="3.952cm" style:legend-expansion="high" chart:style-name="ch4"/>
        <chart:plot-area chart:style-name="ch5" table:cell-range-address="Sheet1.A6:Sheet1.C13" chart:data-source-has-labels="row" svg:x="1.331cm" svg:y="2.138cm" svg:width="11.365cm" svg:height="5.701cm">
          <chartooo:coordinate-region svg:x="2.958cm" svg:y="2.337cm" svg:width="9.551cm" svg:height="4.855cm"/>
          <chart:axis chart:dimension="x" chart:name="primary-x" chart:style-name="ch6">
            <chart:title svg:x="5.725cm" svg:y="8.019cm" chart:style-name="ch7">
              <text:p>Polynomial order</text:p>
            </chart:title>
          </chart:axis>
          <chart:axis chart:dimension="y" chart:name="primary-y" chart:style-name="ch8">
            <chart:title svg:x="0.451cm" svg:y="5.72cm" chart:style-name="ch9">
              <text:p>L2 norms</text:p>
            </chart:title>
            <chart:grid chart:style-name="ch10" chart:class="major"/>
          </chart:axis>
          <chart:series chart:style-name="ch11" chart:values-cell-range-address="Sheet1.B7:Sheet1.B13" chart:label-cell-address="Sheet1.B6:Sheet1.B6" chart:class="chart:scatter">
            <chart:domain table:cell-range-address="Sheet1.A7:Sheet1.A13"/>
            <chart:data-point chart:repeated="7"/>
          </chart:series>
          <chart:series chart:style-name="ch12" chart:values-cell-range-address="Sheet1.C7:Sheet1.C13" chart:label-cell-address="Sheet1.C6:Sheet1.C6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1)</text:p>
                <draw:g>
                  <svg:desc>Sheet1.B6:Sheet1.B6</svg:desc>
                </draw:g>
              </table:table-cell>
              <table:table-cell office:value-type="string">
                <text:p>L2 norm(2)</text:p>
                <draw:g>
                  <svg:desc>Sheet1.C6:Sheet1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7:Sheet1.A13</svg:desc>
                </draw:g>
              </table:table-cell>
              <table:table-cell office:value-type="float" office:value="0.010088986958982">
                <text:p>0.010088986958982</text:p>
                <draw:g>
                  <svg:desc>Sheet1.B7:Sheet1.B13</svg:desc>
                </draw:g>
              </table:table-cell>
              <table:table-cell office:value-type="float" office:value="0.00767962353069325">
                <text:p>0.00767962353069325</text:p>
                <draw:g>
                  <svg:desc>Sheet1.C7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195925616517253">
                <text:p>0.00195925616517253</text:p>
              </table:table-cell>
              <table:table-cell office:value-type="float" office:value="0.00160815693157483">
                <text:p>0.001608156931574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312567678064418">
                <text:p>0.000312567678064418</text:p>
              </table:table-cell>
              <table:table-cell office:value-type="float" office:value="0.000245271123021585">
                <text:p>0.000245271123021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167697842187455">
                <text:p>0.0000167697842187455</text:p>
              </table:table-cell>
              <table:table-cell office:value-type="float" office:value="0.0000161652616257522">
                <text:p>0.0000161652616257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823860429526395">
                <text:p>0.000000823860429526395</text:p>
              </table:table-cell>
              <table:table-cell office:value-type="float" office:value="0.000000975995387783204">
                <text:p>0.000000975995387783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252957353377086">
                <text:p>0.0000000252957353377086</text:p>
              </table:table-cell>
              <table:table-cell office:value-type="float" office:value="0.0000000492329469943786">
                <text:p>0.0000000492329469943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00000000824825909066684">
                <text:p>0.00000000824825909066684</text:p>
              </table:table-cell>
              <table:table-cell office:value-type="float" office:value="0.00000000650617268858055">
                <text:p>0.000000006506172688580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